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6.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ons_5f_QUODA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ons_QUODA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fficial Development Assistance (QuODA) - Fostering Institutions</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fi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Förderung von Institutionen im Partnerland</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ob die Stärkung lokaler Institutionen Teil der Entwicklungshilfe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okale Strukturen zu stärken sollte ein zentraler Bestandteil jedes Projektes sein, dessen langfristiges Ziel es ist, Entwicklungsfortschritte zu erreichen. Wenn Institutionen in Partnerländern eine Mitverantwortung für Entwicklungsprojekte tragen, können diese Projekte nachhaltiger in Partnerländern fortgesetzt werden. 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3,-0.3,-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7.9" calcext:value-type="float">
            <text:p>17.9</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121" calcext:value-type="float">
            <text:p>-0.357121</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37556" calcext:value-type="float">
            <text:p>-0.73755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71413" calcext:value-type="float">
            <text:p>-0.57141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04052" calcext:value-type="float">
            <text:p>0.10405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958327" calcext:value-type="float">
            <text:p>0.958327</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6662" calcext:value-type="float">
            <text:p>-1.0666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41708" calcext:value-type="float">
            <text:p>0.41708</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1566" calcext:value-type="float">
            <text:p>0.241566</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05003" calcext:value-type="float">
            <text:p>0.105003</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203606" calcext:value-type="float">
            <text:p>0.20360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95988" calcext:value-type="float">
            <text:p>-1.9598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084706" calcext:value-type="float">
            <text:p>1.08470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0481" calcext:value-type="float">
            <text:p>-0.80481</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158024" calcext:value-type="float">
            <text:p>-0.15802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525151" calcext:value-type="float">
            <text:p>0.525151</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97807" calcext:value-type="float">
            <text:p>-0.9780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360562" calcext:value-type="float">
            <text:p>-0.36056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50982" calcext:value-type="float">
            <text:p>0.050982</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5384" calcext:value-type="float">
            <text:p>0.03538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049671" calcext:value-type="float">
            <text:p>-0.049671</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6581" calcext:value-type="float">
            <text:p>-0.386581</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84097" calcext:value-type="float">
            <text:p>-1.8409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24672" calcext:value-type="float">
            <text:p>-0.22467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69181" calcext:value-type="float">
            <text:p>-0.16918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484797" calcext:value-type="float">
            <text:p>0.484797</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406585" calcext:value-type="float">
            <text:p>-0.40658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480125" calcext:value-type="float">
            <text:p>0.48012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442484" calcext:value-type="float">
            <text:p>0.442484</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ons_5f_QUODA_5f_2012.csv" style:display-name="PageStyle_Partnership_Fostering_Institutions_QUODA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